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opacity="0%" draw:auto-grow-height="false" fo:min-height="0.749cm" fo:min-width="0.499cm" fo:wrap-option="no-wrap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5cm" fo:min-width="1.62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8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family="'XB Tabriz'" style:font-pitch="variable" fo:font-size="12pt" style:font-size-asian="18pt" style:font-family-complex="'XB Tabriz'" style:font-pitch-complex="variable" style:font-size-complex="12pt" style:language-complex="ur" style:country-complex="PK"/>
    </style:style>
    <style:style style:name="P4" style:family="paragraph">
      <style:paragraph-properties fo:text-align="end" style:writing-mode="rl-tb"/>
      <style:text-properties fo:font-size="12pt" style:font-size-asian="18pt" style:font-size-complex="12pt"/>
    </style:style>
    <style:style style:name="P5" style:family="paragraph">
      <style:paragraph-properties fo:text-align="end" style:writing-mode="rl-tb"/>
      <style:text-properties fo:font-family="'XB Tabriz'" style:font-pitch="variable" fo:font-size="12pt" style:font-size-asian="18pt" style:font-size-complex="12pt"/>
    </style:style>
    <style:style style:name="T1" style:family="text">
      <style:text-properties fo:font-family="'XB Tabriz'" style:font-pitch="variable" fo:font-size="12pt" style:font-size-asian="18pt" style:font-family-complex="'XB Tabriz'" style:font-pitch-complex="variable" style:font-size-complex="12pt" style:language-complex="ur" style:country-complex="PK"/>
    </style:style>
    <style:style style:name="T2" style:family="text">
      <style:text-properties fo:font-family="'XB Tabriz'" style:font-pitch="variable" fo:font-size="12pt" style:font-size-asian="18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4">
          <draw:glue-point draw:id="4" svg:x="5.003cm" svg:y="-3.453cm"/>
          <draw:line draw:style-name="gr1" draw:text-style-name="P1" draw:layer="layout" svg:x1="2.834cm" svg:y1="1.609cm" svg:x2="1.621cm" svg:y2="1.611cm">
            <text:p/>
          </draw:line>
          <draw:custom-shape draw:style-name="gr2" draw:layer="layout" svg:width="1.807cm" svg:height="2.747cm" svg:x="2.428cm" svg:y="0.676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12.926692781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style-name="gr3" draw:text-style-name="P1" draw:layer="layout" svg:x1="4.219cm" svg:y1="0.679cm" svg:x2="4.794cm" svg:y2="0.469cm">
            <text:p/>
          </draw:line>
          <draw:line draw:style-name="gr3" draw:text-style-name="P1" draw:layer="layout" svg:x1="4.236cm" svg:y1="3.422cm" svg:x2="4.794cm" svg:y2="3.22cm">
            <text:p/>
          </draw:line>
          <draw:line draw:style-name="gr3" draw:text-style-name="P1" draw:layer="layout" svg:x1="2.428cm" svg:y1="0.679cm" svg:x2="3.03cm" svg:y2="0.486cm">
            <text:p/>
          </draw:line>
          <draw:line draw:style-name="gr3" draw:text-style-name="P1" draw:layer="layout" svg:x1="3.027cm" svg:y1="0.485cm" svg:x2="4.79cm" svg:y2="0.469cm">
            <text:p/>
          </draw:line>
          <draw:line draw:style-name="gr3" draw:text-style-name="P1" draw:layer="layout" svg:x1="4.79cm" svg:y1="0.467cm" svg:x2="4.795cm" svg:y2="3.219cm">
            <text:p/>
          </draw:line>
          <draw:line draw:style-name="gr3" draw:text-style-name="P1" draw:layer="layout" svg:x1="3.443cm" svg:y1="2.809cm" svg:x2="3.405cm" svg:y2="1.078cm">
            <text:p/>
          </draw:line>
          <draw:line draw:style-name="gr3" draw:text-style-name="P1" draw:layer="layout" svg:x1="3.444cm" svg:y1="2.809cm" svg:x2="3.805cm" svg:y2="2.809cm">
            <text:p/>
          </draw:line>
          <draw:line draw:style-name="gr3" draw:text-style-name="P1" draw:layer="layout" svg:x1="2.853cm" svg:y1="3.012cm" svg:x2="3.446cm" svg:y2="2.806cm">
            <text:p/>
          </draw:line>
          <draw:line draw:style-name="gr4" draw:text-style-name="P1" draw:layer="layout" svg:x1="2.839cm" svg:y1="2.433cm" svg:x2="3.479cm" svg:y2="2.204cm">
            <text:p/>
          </draw:line>
          <draw:line draw:style-name="gr4" draw:text-style-name="P1" draw:layer="layout" svg:x1="2.843cm" svg:y1="2.432cm" svg:x2="2.386cm" svg:y2="2.436cm">
            <text:p/>
          </draw:line>
          <draw:line draw:style-name="gr4" draw:text-style-name="P1" draw:layer="layout" svg:x1="2.384cm" svg:y1="2.435cm" svg:x2="2.44cm" svg:y2="2.418cm">
            <text:p/>
          </draw:line>
          <draw:line draw:style-name="gr4" draw:text-style-name="P1" draw:layer="layout" svg:x1="3.444cm" svg:y1="2.199cm" svg:x2="3.475cm" svg:y2="2.205cm">
            <text:p/>
          </draw:line>
          <draw:line draw:style-name="gr4" draw:text-style-name="P1" draw:layer="layout" svg:x1="2.826cm" svg:y1="2.24cm" svg:x2="3.475cm" svg:y2="2.01cm">
            <text:p/>
          </draw:line>
          <draw:line draw:style-name="gr4" draw:text-style-name="P1" draw:layer="layout" svg:x1="2.829cm" svg:y1="2.238cm" svg:x2="2.366cm" svg:y2="2.242cm">
            <text:p/>
          </draw:line>
          <draw:line draw:style-name="gr4" draw:text-style-name="P1" draw:layer="layout" svg:x1="2.364cm" svg:y1="2.242cm" svg:x2="2.421cm" svg:y2="2.225cm">
            <text:p/>
          </draw:line>
          <draw:line draw:style-name="gr4" draw:text-style-name="P1" draw:layer="layout" svg:x1="3.44cm" svg:y1="2.005cm" svg:x2="3.471cm" svg:y2="2.011cm">
            <text:p/>
          </draw:line>
          <draw:line draw:style-name="gr4" draw:text-style-name="P1" draw:layer="layout" svg:x1="2.841cm" svg:y1="1.783cm" svg:x2="3.484cm" svg:y2="1.553cm">
            <text:p/>
          </draw:line>
          <draw:line draw:style-name="gr4" draw:text-style-name="P1" draw:layer="layout" svg:x1="2.845cm" svg:y1="1.781cm" svg:x2="2.386cm" svg:y2="1.785cm">
            <text:p/>
          </draw:line>
          <draw:line draw:style-name="gr4" draw:text-style-name="P1" draw:layer="layout" svg:x1="2.384cm" svg:y1="1.784cm" svg:x2="2.44cm" svg:y2="1.767cm">
            <text:p/>
          </draw:line>
          <draw:line draw:style-name="gr4" draw:text-style-name="P1" draw:layer="layout" svg:x1="3.449cm" svg:y1="1.547cm" svg:x2="3.48cm" svg:y2="1.553cm">
            <text:p/>
          </draw:line>
          <draw:line draw:style-name="gr4" draw:text-style-name="P1" draw:layer="layout" svg:x1="2.826cm" svg:y1="2.014cm" svg:x2="3.475cm" svg:y2="1.784cm">
            <text:p/>
          </draw:line>
          <draw:line draw:style-name="gr4" draw:text-style-name="P1" draw:layer="layout" svg:x1="2.829cm" svg:y1="2.012cm" svg:x2="2.366cm" svg:y2="2.016cm">
            <text:p/>
          </draw:line>
          <draw:line draw:style-name="gr4" draw:text-style-name="P1" draw:layer="layout" svg:x1="2.364cm" svg:y1="2.016cm" svg:x2="2.421cm" svg:y2="1.999cm">
            <text:p/>
          </draw:line>
          <draw:line draw:style-name="gr4" draw:text-style-name="P1" draw:layer="layout" svg:x1="3.44cm" svg:y1="1.779cm" svg:x2="3.471cm" svg:y2="1.785cm">
            <text:p/>
          </draw:line>
          <draw:line draw:style-name="gr1" draw:text-style-name="P1" draw:layer="layout" svg:x1="2.83cm" svg:y1="1.611cm" svg:x2="3.479cm" svg:y2="1.381cm">
            <text:p/>
          </draw:line>
          <draw:line draw:style-name="gr4" draw:text-style-name="P1" draw:layer="layout" svg:x1="3.444cm" svg:y1="1.375cm" svg:x2="3.475cm" svg:y2="1.381cm">
            <text:p/>
          </draw:line>
          <draw:line draw:style-name="gr4" draw:text-style-name="P1" draw:layer="layout" svg:x1="2.828cm" svg:y1="2.692cm" svg:x2="3.477cm" svg:y2="2.462cm">
            <text:p/>
          </draw:line>
          <draw:line draw:style-name="gr4" draw:text-style-name="P1" draw:layer="layout" svg:x1="2.832cm" svg:y1="2.69cm" svg:x2="2.369cm" svg:y2="2.694cm">
            <text:p/>
          </draw:line>
          <draw:line draw:style-name="gr4" draw:text-style-name="P1" draw:layer="layout" svg:x1="2.366cm" svg:y1="2.693cm" svg:x2="2.423cm" svg:y2="2.676cm">
            <text:p/>
          </draw:line>
          <draw:line draw:style-name="gr4" draw:text-style-name="P1" draw:layer="layout" svg:x1="3.442cm" svg:y1="2.456cm" svg:x2="3.473cm" svg:y2="2.462cm">
            <text:p/>
          </draw:line>
          <draw:line draw:style-name="gr4" draw:text-style-name="P1" draw:layer="layout" svg:x1="2.428cm" svg:y1="2.499cm" svg:x2="1.617cm" svg:y2="2.499cm">
            <text:p/>
          </draw:line>
        </draw:g>
        <draw:line draw:style-name="gr5" draw:text-style-name="P2" draw:layer="layout" svg:x1="3.772cm" svg:y1="2.518cm" svg:x2="4.198cm" svg:y2="2.508cm">
          <text:p/>
        </draw:line>
        <draw:line draw:style-name="gr5" draw:text-style-name="P2" draw:layer="layout" svg:x1="4.178cm" svg:y1="2.508cm" svg:x2="4.737cm" svg:y2="2.305cm">
          <text:p/>
        </draw:line>
        <draw:line draw:style-name="gr5" draw:text-style-name="P2" draw:layer="layout" svg:x1="3.772cm" svg:y1="2.508cm" svg:x2="4.422cm" svg:y2="2.295cm">
          <text:p/>
        </draw:line>
        <draw:line draw:style-name="gr5" draw:text-style-name="P2" draw:id="id2" draw:layer="layout" svg:x1="4.402cm" svg:y1="2.305cm" svg:x2="4.747cm" svg:y2="2.295cm">
          <text:p/>
        </draw:line>
        <draw:connector draw:style-name="gr6" draw:text-style-name="P2" draw:layer="layout" draw:type="curve" svg:x1="5.695cm" svg:y1="1.098cm" svg:x2="4.574cm" svg:y2="2.295cm" draw:start-shape="id1" draw:start-glue-point="3" draw:end-shape="id2" draw:end-glue-point="0" svg:d="m5695 1098c-748 0-1121 399-1121 1197">
          <text:p/>
        </draw:connector>
        <draw:frame draw:style-name="gr7" draw:text-style-name="P3" draw:id="id3" draw:layer="layout" svg:width="2.571cm" svg:height="0.911cm" svg:x="6.06cm" svg:y="0.111cm">
          <draw:text-box>
            <text:p text:style-name="P2"><text:span text:style-name="T1">مقناطیسی کور</text:span></text:p>
          </draw:text-box>
        </draw:frame>
        <draw:connector draw:style-name="gr6" draw:text-style-name="P2" draw:layer="layout" draw:type="curve" svg:x1="6.06cm" svg:y1="0.566cm" svg:x2="4.795cm" svg:y2="0.925cm" draw:start-shape="id3" draw:end-shape="id4" draw:end-glue-point="4" svg:d="m6060 566c-948 0-316 359-1265 359">
          <text:p/>
        </draw:connector>
        <draw:line draw:style-name="gr5" draw:text-style-name="P2" draw:layer="layout" svg:x1="2.641cm" svg:y1="0.822cm" svg:x2="2.641cm" svg:y2="3.219cm">
          <text:p/>
        </draw:line>
        <draw:line draw:style-name="gr5" draw:text-style-name="P2" draw:layer="layout" svg:x1="2.641cm" svg:y1="3.219cm" svg:x2="3.972cm" svg:y2="3.199cm">
          <text:p/>
        </draw:line>
        <draw:line draw:style-name="gr5" draw:text-style-name="P2" draw:id="id6" draw:layer="layout" svg:x1="3.972cm" svg:y1="3.189cm" svg:x2="3.972cm" svg:y2="0.811cm">
          <text:p/>
        </draw:line>
        <draw:line draw:style-name="gr8" draw:text-style-name="P2" draw:layer="layout" svg:x1="2.895cm" svg:y1="0.833cm" svg:x2="2.631cm" svg:y2="0.832cm">
          <text:p/>
        </draw:line>
        <draw:connector draw:style-name="gr6" draw:text-style-name="P4" draw:layer="layout" draw:type="curve" svg:x1="4.597cm" svg:y1="4.011cm" svg:x2="3.972cm" svg:y2="3.189cm" draw:start-shape="id5" draw:end-shape="id6" draw:end-glue-point="2" svg:d="m4597 4011c-417 0-625-274-625-822">
          <text:p/>
        </draw:connector>
        <draw:frame draw:style-name="gr9" draw:layer="layout" svg:width="0.324cm" svg:height="0.469cm" svg:x="1.615cm" svg:y="0.6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4" draw:layer="layout" svg:x1="1.636cm" svg:y1="1.289cm" svg:x2="2.367cm" svg:y2="1.299cm">
          <text:p/>
        </draw:line>
        <draw:line draw:style-name="gr5" draw:text-style-name="P4" draw:layer="layout" svg:x1="3.962cm" svg:y1="0.833cm" svg:x2="3.708cm" svg:y2="0.833cm">
          <text:p/>
        </draw:line>
        <draw:frame draw:style-name="gr10" draw:text-style-name="P5" draw:id="id7" draw:layer="layout" svg:width="1.234cm" svg:height="0.911cm" svg:x="0.828cm" svg:y="3.484cm">
          <draw:text-box>
            <text:p text:style-name="P2"><text:span text:style-name="T2"><text:s/>کائل</text:span></text:p>
          </draw:text-box>
        </draw:frame>
        <draw:connector draw:style-name="gr6" draw:text-style-name="P4" draw:layer="layout" draw:type="curve" svg:x1="1.445cm" svg:y1="3.484cm" svg:x2="2.31cm" svg:y2="2.748cm" draw:start-shape="id7" draw:start-glue-point="0" svg:d="m1445 3484c0-927 865-559 865-736">
          <text:p/>
        </draw:connector>
        <draw:frame draw:style-name="gr7" draw:text-style-name="P3" draw:id="id1" draw:layer="layout" svg:width="3.262cm" svg:height="0.911cm" svg:x="5.695cm" svg:y="0.643cm">
          <draw:text-box>
            <text:p text:style-name="P2"><text:span text:style-name="T1">رقبہ عمودی تراش</text:span></text:p>
          </draw:text-box>
        </draw:frame>
        <draw:frame draw:style-name="gr7" draw:text-style-name="P3" draw:id="id5" draw:layer="layout" svg:width="3.546cm" svg:height="0.911cm" svg:x="4.597cm" svg:y="3.556cm">
          <draw:text-box>
            <text:p text:style-name="P2"><text:span text:style-name="T1">کور کی اوسط لمبائی </text:span></text:p>
          </draw:text-box>
          <draw:glue-point draw:id="4" svg:x="0.186cm" svg:y="3.326cm"/>
        </draw:frame>
        <draw:frame draw:style-name="gr9" draw:layer="layout" svg:width="1.339cm" svg:height="0.466cm" svg:x="1.031cm" svg:y="1.7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0.505cm" svg:height="0.466cm" svg:x="2.962cm" svg:y="0.60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323cm" svg:height="0.466cm" svg:x="4.821cm" svg:y="3.7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0.501cm" svg:height="0.466cm" svg:x="5.684cm" svg:y="0.8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45cm" svg:height="0.951cm" svg:x="5.415cm" svg:y="2.06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.28cm" svg:height="0.951cm" svg:x="7.696cm" svg:y="2.062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τ</math:mo>
        <math:mo math:stretchy="false">=</math:mo>
        <math:mi>N</math:mi>
      </math:mrow>
      <math:mi>i</math:mi>
    </math:mrow>
    <math:annotation math:encoding="StarMath 5.0">%tau = N 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frac>
        <math:mo math:stretchy="false">φ</math:mo>
        <math:mi>A</math:mi>
      </math:mfrac>
    </math:mrow>
    <math:annotation math:encoding="StarMath 5.0">B = %phi over 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frac>
        <math:mo math:stretchy="false">τ</math:mo>
        <math:mi>l</math:mi>
      </math:mfrac>
    </math:mrow>
    <math:annotation math:encoding="StarMath 5.0">H = %tau over l</math:annotation>
  </math:semantics>
</math:math>
</file>